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1.2874in"/>
    </style:style>
    <style:style style:name="co3" style:family="table-column">
      <style:table-column-properties fo:break-before="auto" style:column-width="0.8508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Excel_20_Built-in_20_Normal" style:data-style-name="N5122"/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 style:data-style-name="N5003"/>
    <style:style style:name="ce4" style:family="table-cell" style:parent-style-name="Excel_20_Built-in_20_Normal" style:data-style-name="N5011"/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2" table:default-cell-style-name="ce4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office:value-type="string">
            <text:p>Growth factory per day</text:p>
          </table:table-cell>
          <table:table-cell/>
          <table:table-cell table:style-name="ce2" office:value-type="float" office:value="1.189">
            <text:p>1.19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string">
            <text:p>From: https://www.cdc.gov/coronavirus/2019-ncov/cases-updates/cases-in-us.html</text:p>
          </table:table-cell>
          <table:table-cell table:number-columns-repeated="1017"/>
        </table:table-row>
        <table:table-row table:style-name="ro1">
          <table:table-cell office:value-type="string">
            <text:p>Date</text:p>
          </table:table-cell>
          <table:table-cell office:value-type="string">
            <text:p>Projected growth r=1.189/Day</text:p>
          </table:table-cell>
          <table:table-cell office:value-type="string">
            <text:p>Projected growth r=1.3/Day</text:p>
          </table:table-cell>
          <table:table-cell office:value-type="string">
            <text:p>CDC Reported</text:p>
          </table:table-cell>
          <table:table-cell office:value-type="string">
            <text:p>CDC Deaths</text:p>
          </table:table-cell>
          <table:table-cell office:value-type="string">
            <text:p>Mortality/reported%</text:p>
          </table:table-cell>
          <table:table-cell office:value-type="string">
            <text:p>Population of USA</text:p>
          </table:table-cell>
          <table:table-cell>
            <draw:frame table:end-cell-address="Sheet1.S25" table:end-x="0.1126in" table:end-y="0.1445in" draw:z-index="1" draw:name="Chart 4" draw:style-name="gr1" svg:width="7.698in" svg:height="4.4543in" svg:x="0.4358in" svg:y="0.1618in">
              <draw:object draw:notify-on-update-of-ranges="Sheet1.B2:Sheet1.B2 Sheet1.B3:Sheet1.B21 Sheet1.A3:Sheet1.A21 Sheet1.D2:Sheet1.D2 Sheet1.D3:Sheet1.D21 Sheet1.A3:Sheet1.A21 Sheet1.C2:Sheet1.C2 Sheet1.C3:Sheet1.C21 Sheet1.A3:Sheet1.A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"/>
          <table:table-cell>
            <draw:frame table:end-cell-address="Sheet1.AC25" table:end-x="0.55in" table:end-y="0.1343in" draw:z-index="2" draw:name="Chart 6" draw:style-name="gr1" svg:width="7.6354in" svg:height="4.4543in" svg:x="0.2067in" svg:y="0.1516in">
              <draw:object draw:notify-on-update-of-ranges="Sheet1.E2:Sheet1.E2 Sheet1.E3:Sheet1.E18 Sheet1.A3:Sheet1.A1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5"/>
        </table:table-row>
        <table:table-row table:style-name="ro1">
          <table:table-cell table:style-name="ce1" office:value-type="date" office:date-value="2020-03-13">
            <text:p>13-Mar</text:p>
          </table:table-cell>
          <table:table-cell table:number-columns-repeated="3" office:value-type="float" office:value="3000">
            <text:p>3000</text:p>
          </table:table-cell>
          <table:table-cell table:number-columns-repeated="2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]+1" office:value-type="date" office:date-value="2020-03-14">
            <text:p>14-Mar</text:p>
          </table:table-cell>
          <table:table-cell table:formula="of:=ROUND([.B3]*[.$C$1];0)" office:value-type="float" office:value="3567">
            <text:p>3567</text:p>
          </table:table-cell>
          <table:table-cell table:formula="of:=ROUND([.C3]*[.$D$1];0)" office:value-type="float" office:value="3900">
            <text:p>3900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]+1" office:value-type="date" office:date-value="2020-03-15">
            <text:p>15-Mar</text:p>
          </table:table-cell>
          <table:table-cell table:formula="of:=ROUND([.B4]*[.$C$1];0)" office:value-type="float" office:value="4241">
            <text:p>4241</text:p>
          </table:table-cell>
          <table:table-cell table:formula="of:=ROUND([.C4]*[.$D$1];0)" office:value-type="float" office:value="5070">
            <text:p>5070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]+1" office:value-type="date" office:date-value="2020-03-16">
            <text:p>16-Mar</text:p>
          </table:table-cell>
          <table:table-cell table:formula="of:=ROUND([.B5]*[.$C$1];0)" office:value-type="float" office:value="5043">
            <text:p>5043</text:p>
          </table:table-cell>
          <table:table-cell table:formula="of:=ROUND([.C5]*[.$D$1];0)" office:value-type="float" office:value="6591">
            <text:p>6591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]+1" office:value-type="date" office:date-value="2020-03-17">
            <text:p>17-Mar</text:p>
          </table:table-cell>
          <table:table-cell table:formula="of:=ROUND([.B6]*[.$C$1];0)" office:value-type="float" office:value="5996">
            <text:p>5996</text:p>
          </table:table-cell>
          <table:table-cell table:formula="of:=ROUND([.C6]*[.$D$1];0)" office:value-type="float" office:value="8568">
            <text:p>8568</text:p>
          </table:table-cell>
          <table:table-cell office:value-type="float" office:value="5800">
            <text:p>5800</text:p>
          </table:table-cell>
          <table:table-cell table:number-columns-repeated="2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date" office:date-value="2020-03-18">
            <text:p>18-Mar</text:p>
          </table:table-cell>
          <table:table-cell table:formula="of:=ROUND([.B7]*[.$C$1];0)" office:value-type="float" office:value="7129">
            <text:p>7129</text:p>
          </table:table-cell>
          <table:table-cell table:formula="of:=ROUND([.C7]*[.$D$1];0)" office:value-type="float" office:value="11138">
            <text:p>11138</text:p>
          </table:table-cell>
          <table:table-cell office:value-type="float" office:value="7036">
            <text:p>7036</text:p>
          </table:table-cell>
          <table:table-cell office:value-type="float" office:value="97">
            <text:p>97</text:p>
          </table:table-cell>
          <table:table-cell table:formula="of:=[.E8]/[.D8]" office:value-type="percentage" office:value="0.0137862421830586">
            <text:p>1.38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date" office:date-value="2020-03-19">
            <text:p>19-Mar</text:p>
          </table:table-cell>
          <table:table-cell table:formula="of:=ROUND([.B8]*[.$C$1];0)" office:value-type="float" office:value="8476">
            <text:p>8476</text:p>
          </table:table-cell>
          <table:table-cell table:formula="of:=ROUND([.C8]*[.$D$1];0)" office:value-type="float" office:value="14479">
            <text:p>14479</text:p>
          </table:table-cell>
          <table:table-cell office:value-type="float" office:value="10442">
            <text:p>10442</text:p>
          </table:table-cell>
          <table:table-cell office:value-type="float" office:value="150">
            <text:p>150</text:p>
          </table:table-cell>
          <table:table-cell table:formula="of:=[.E9]/[.D9]" office:value-type="percentage" office:value="0.0143650641639533">
            <text:p>1.44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9]+1" office:value-type="date" office:date-value="2020-03-20">
            <text:p>20-Mar</text:p>
          </table:table-cell>
          <table:table-cell table:formula="of:=ROUND([.B9]*[.$C$1];0)" office:value-type="float" office:value="10078">
            <text:p>10078</text:p>
          </table:table-cell>
          <table:table-cell table:formula="of:=ROUND([.C9]*[.$D$1];0)" office:value-type="float" office:value="18823">
            <text:p>18823</text:p>
          </table:table-cell>
          <table:table-cell table:style-name="ce3" office:value-type="float" office:value="15219">
            <text:p>15,219</text:p>
          </table:table-cell>
          <table:table-cell table:style-name="ce3" office:value-type="float" office:value="201">
            <text:p>201</text:p>
          </table:table-cell>
          <table:table-cell table:formula="of:=[.E10]/[.D10]" office:value-type="percentage" office:value="0.0132071752414745">
            <text:p>1.32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0]+1" office:value-type="date" office:date-value="2020-03-21">
            <text:p>21-Mar</text:p>
          </table:table-cell>
          <table:table-cell table:formula="of:=ROUND([.B10]*[.$C$1];0)" office:value-type="float" office:value="11983">
            <text:p>11983</text:p>
          </table:table-cell>
          <table:table-cell table:formula="of:=ROUND([.C10]*[.$D$1];0)" office:value-type="float" office:value="24470">
            <text:p>24470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1]+1" office:value-type="date" office:date-value="2020-03-22">
            <text:p>22-Mar</text:p>
          </table:table-cell>
          <table:table-cell table:formula="of:=ROUND([.B11]*[.$C$1];0)" office:value-type="float" office:value="14248">
            <text:p>14248</text:p>
          </table:table-cell>
          <table:table-cell table:formula="of:=ROUND([.C11]*[.$D$1];0)" office:value-type="float" office:value="31811">
            <text:p>31811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2]+1" office:value-type="date" office:date-value="2020-03-23">
            <text:p>23-Mar</text:p>
          </table:table-cell>
          <table:table-cell table:formula="of:=ROUND([.B12]*[.$C$1];0)" office:value-type="float" office:value="16941">
            <text:p>16941</text:p>
          </table:table-cell>
          <table:table-cell table:formula="of:=ROUND([.C12]*[.$D$1];0)" office:value-type="float" office:value="41354">
            <text:p>41354</text:p>
          </table:table-cell>
          <table:table-cell table:style-name="ce3" office:value-type="float" office:value="33404">
            <text:p>33,404</text:p>
          </table:table-cell>
          <table:table-cell table:style-name="ce3" office:value-type="float" office:value="400">
            <text:p>400</text:p>
          </table:table-cell>
          <table:table-cell table:formula="of:=[.E13]/[.D13]" office:value-type="percentage" office:value="0.0119746138187043">
            <text:p>1.20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3]+1" office:value-type="date" office:date-value="2020-03-24">
            <text:p>24-Mar</text:p>
          </table:table-cell>
          <table:table-cell table:formula="of:=ROUND([.B13]*[.$C$1];0)" office:value-type="float" office:value="20143">
            <text:p>20143</text:p>
          </table:table-cell>
          <table:table-cell table:formula="of:=ROUND([.C13]*[.$D$1];0)" office:value-type="float" office:value="53760">
            <text:p>53760</text:p>
          </table:table-cell>
          <table:table-cell office:value-type="float" office:value="44183">
            <text:p>44183</text:p>
          </table:table-cell>
          <table:table-cell office:value-type="float" office:value="544">
            <text:p>544</text:p>
          </table:table-cell>
          <table:table-cell table:formula="of:=[.E14]/[.D14]" office:value-type="percentage" office:value="0.012312427856868">
            <text:p>1.23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4]+1" office:value-type="date" office:date-value="2020-03-25">
            <text:p>25-Mar</text:p>
          </table:table-cell>
          <table:table-cell table:formula="of:=ROUND([.B14]*[.$C$1];0)" office:value-type="float" office:value="23950">
            <text:p>23950</text:p>
          </table:table-cell>
          <table:table-cell table:formula="of:=ROUND([.C14]*[.$D$1];0)" office:value-type="float" office:value="69888">
            <text:p>69888</text:p>
          </table:table-cell>
          <table:table-cell table:style-name="ce3" office:value-type="float" office:value="54453">
            <text:p>54,453</text:p>
          </table:table-cell>
          <table:table-cell office:value-type="float" office:value="737">
            <text:p>737</text:p>
          </table:table-cell>
          <table:table-cell table:formula="of:=[.E15]/[.D15]" office:value-type="percentage" office:value="0.0135346078269333">
            <text:p>1.35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5]+1" office:value-type="date" office:date-value="2020-03-26">
            <text:p>26-Mar</text:p>
          </table:table-cell>
          <table:table-cell table:formula="of:=ROUND([.B15]*[.$C$1];0)" office:value-type="float" office:value="28477">
            <text:p>28477</text:p>
          </table:table-cell>
          <table:table-cell table:formula="of:=ROUND([.C15]*[.$D$1];0)" office:value-type="float" office:value="90854">
            <text:p>90854</text:p>
          </table:table-cell>
          <table:table-cell table:style-name="ce3" office:value-type="float" office:value="68440">
            <text:p>68,440</text:p>
          </table:table-cell>
          <table:table-cell office:value-type="float" office:value="994">
            <text:p>994</text:p>
          </table:table-cell>
          <table:table-cell table:formula="of:=[.E16]/[.D16]" office:value-type="percentage" office:value="0.0145236703682057">
            <text:p>1.45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6]+1" office:value-type="date" office:date-value="2020-03-27">
            <text:p>27-Mar</text:p>
          </table:table-cell>
          <table:table-cell table:formula="of:=ROUND([.B16]*[.$C$1];0)" office:value-type="float" office:value="33859">
            <text:p>33859</text:p>
          </table:table-cell>
          <table:table-cell table:formula="of:=ROUND([.C16]*[.$D$1];0)" office:value-type="float" office:value="118110">
            <text:p>118110</text:p>
          </table:table-cell>
          <table:table-cell table:style-name="ce3" office:value-type="float" office:value="85356">
            <text:p>85,356</text:p>
          </table:table-cell>
          <table:table-cell table:style-name="ce3" office:value-type="float" office:value="1246">
            <text:p>1,246</text:p>
          </table:table-cell>
          <table:table-cell table:formula="of:=[.E17]/[.D17]" office:value-type="percentage" office:value="0.0145976849899246">
            <text:p>1.46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7]+1" office:value-type="date" office:date-value="2020-03-28">
            <text:p>28-Mar</text:p>
          </table:table-cell>
          <table:table-cell table:formula="of:=ROUND([.B17]*[.$C$1];0)" office:value-type="float" office:value="40258">
            <text:p>40258</text:p>
          </table:table-cell>
          <table:table-cell table:formula="of:=ROUND([.C17]*[.$D$1];0)" office:value-type="float" office:value="153543">
            <text:p>153543</text:p>
          </table:table-cell>
          <table:table-cell/>
          <table:table-cell office:value-type="float" office:value="2000">
            <text:p>2000</text:p>
          </table:table-cell>
          <table:table-cell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8]+1" office:value-type="date" office:date-value="2020-03-29">
            <text:p>29-Mar</text:p>
          </table:table-cell>
          <table:table-cell table:formula="of:=ROUND([.B18]*[.$C$1];0)" office:value-type="float" office:value="47867">
            <text:p>47867</text:p>
          </table:table-cell>
          <table:table-cell table:formula="of:=ROUND([.C18]*[.$D$1];0)" office:value-type="float" office:value="199606">
            <text:p>199606</text:p>
          </table:table-cell>
          <table:table-cell office:value-type="float" office:value="135000">
            <text:p>135000</text:p>
          </table:table-cell>
          <table:table-cell office:value-type="float" office:value="2300">
            <text:p>2300</text:p>
          </table:table-cell>
          <table:table-cell table:formula="of:=[.E19]/[.D19]" office:value-type="percentage" office:value="0.017037037037037">
            <text:p>1.70%</text:p>
          </table:table-cell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19]+1" office:value-type="date" office:date-value="2020-03-30">
            <text:p>30-Mar</text:p>
          </table:table-cell>
          <table:table-cell table:formula="of:=ROUND([.B19]*[.$C$1];0)" office:value-type="float" office:value="56914">
            <text:p>56914</text:p>
          </table:table-cell>
          <table:table-cell table:formula="of:=ROUND([.C19]*[.$D$1];0)" office:value-type="float" office:value="259488">
            <text:p>25948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0]+1" office:value-type="date" office:date-value="2020-03-31">
            <text:p>31-Mar</text:p>
          </table:table-cell>
          <table:table-cell table:formula="of:=ROUND([.B20]*[.$C$1];0)" office:value-type="float" office:value="67671">
            <text:p>67671</text:p>
          </table:table-cell>
          <table:table-cell table:formula="of:=ROUND([.C20]*[.$D$1];0)" office:value-type="float" office:value="337334">
            <text:p>33733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1]+1" office:value-type="date" office:date-value="2020-04-01">
            <text:p>1-Apr</text:p>
          </table:table-cell>
          <table:table-cell table:formula="of:=ROUND([.B21]*[.$C$1];0)" office:value-type="float" office:value="80461">
            <text:p>80461</text:p>
          </table:table-cell>
          <table:table-cell table:formula="of:=ROUND([.C21]*[.$D$1];0)" office:value-type="float" office:value="438534">
            <text:p>43853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2]+1" office:value-type="date" office:date-value="2020-04-02">
            <text:p>2-Apr</text:p>
          </table:table-cell>
          <table:table-cell table:formula="of:=ROUND([.B22]*[.$C$1];0)" office:value-type="float" office:value="95668">
            <text:p>95668</text:p>
          </table:table-cell>
          <table:table-cell table:formula="of:=ROUND([.C22]*[.$D$1];0)" office:value-type="float" office:value="570094">
            <text:p>57009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3]+1" office:value-type="date" office:date-value="2020-04-03">
            <text:p>3-Apr</text:p>
          </table:table-cell>
          <table:table-cell table:formula="of:=ROUND([.B23]*[.$C$1];0)" office:value-type="float" office:value="113749">
            <text:p>113749</text:p>
          </table:table-cell>
          <table:table-cell table:formula="of:=ROUND([.C23]*[.$D$1];0)" office:value-type="float" office:value="741122">
            <text:p>741122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4]+1" office:value-type="date" office:date-value="2020-04-04">
            <text:p>4-Apr</text:p>
          </table:table-cell>
          <table:table-cell table:formula="of:=ROUND([.B24]*[.$C$1];0)" office:value-type="float" office:value="135248">
            <text:p>135248</text:p>
          </table:table-cell>
          <table:table-cell table:formula="of:=ROUND([.C24]*[.$D$1];0)" office:value-type="float" office:value="963459">
            <text:p>963459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5]+1" office:value-type="date" office:date-value="2020-04-05">
            <text:p>5-Apr</text:p>
          </table:table-cell>
          <table:table-cell table:formula="of:=ROUND([.B25]*[.$C$1];0)" office:value-type="float" office:value="160810">
            <text:p>160810</text:p>
          </table:table-cell>
          <table:table-cell table:formula="of:=ROUND([.C25]*[.$D$1];0)" office:value-type="float" office:value="1252497">
            <text:p>1252497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>
            <draw:frame table:end-cell-address="Sheet1.R50" table:end-x="0.4878in" table:end-y="0.0276in" draw:z-index="0" draw:name="Chart 3" draw:style-name="gr1" svg:width="7.4165in" svg:height="4.6795in" svg:x="0.363in" svg:y="0.0138in">
              <draw:object draw:notify-on-update-of-ranges="Sheet1.B2:Sheet1.B2 Sheet1.B3:Sheet1.B69 Sheet1.A3:Sheet1.A69 Sheet1.G2:Sheet1.G2 Sheet1.G3:Sheet1.G69 Sheet1.A3:Sheet1.A69 Sheet1.D2:Sheet1.D2 Sheet1.D3:Sheet1.D69 Sheet1.A3:Sheet1.A6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"/>
          <table:table-cell>
            <draw:frame table:end-cell-address="Sheet1.AC50" table:end-x="0.1366in" table:end-y="0.0539in" draw:z-index="3" draw:style-name="gr1" svg:width="7.5673in" svg:height="4.7091in" svg:x="0.5909in" svg:y="0.0106in">
              <draw:object draw:notify-on-update-of-ranges="Sheet1.A2:Sheet1.A2 Sheet1.A6:Sheet1.A19 Sheet1.F2:Sheet1.F2 Sheet1.F6:Sheet1.F1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6"/>
        </table:table-row>
        <table:table-row table:style-name="ro1">
          <table:table-cell table:style-name="ce1" table:formula="of:=[.A26]+1" office:value-type="date" office:date-value="2020-04-06">
            <text:p>6-Apr</text:p>
          </table:table-cell>
          <table:table-cell table:formula="of:=ROUND([.B26]*[.$C$1];0)" office:value-type="float" office:value="191203">
            <text:p>191203</text:p>
          </table:table-cell>
          <table:table-cell table:formula="of:=ROUND([.C26]*[.$D$1];0)" office:value-type="float" office:value="1628246">
            <text:p>1628246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7]+1" office:value-type="date" office:date-value="2020-04-07">
            <text:p>7-Apr</text:p>
          </table:table-cell>
          <table:table-cell table:formula="of:=ROUND([.B27]*[.$C$1];0)" office:value-type="float" office:value="227340">
            <text:p>227340</text:p>
          </table:table-cell>
          <table:table-cell table:formula="of:=ROUND([.C27]*[.$D$1];0)" office:value-type="float" office:value="2116720">
            <text:p>2116720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8]+1" office:value-type="date" office:date-value="2020-04-08">
            <text:p>8-Apr</text:p>
          </table:table-cell>
          <table:table-cell table:formula="of:=ROUND([.B28]*[.$C$1];0)" office:value-type="float" office:value="270307">
            <text:p>270307</text:p>
          </table:table-cell>
          <table:table-cell table:formula="of:=ROUND([.C28]*[.$D$1];0)" office:value-type="float" office:value="2751736">
            <text:p>2751736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29]+1" office:value-type="date" office:date-value="2020-04-09">
            <text:p>9-Apr</text:p>
          </table:table-cell>
          <table:table-cell table:formula="of:=ROUND([.B29]*[.$C$1];0)" office:value-type="float" office:value="321395">
            <text:p>321395</text:p>
          </table:table-cell>
          <table:table-cell table:formula="of:=ROUND([.C29]*[.$D$1];0)" office:value-type="float" office:value="3577257">
            <text:p>3577257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0]+1" office:value-type="date" office:date-value="2020-04-10">
            <text:p>10-Apr</text:p>
          </table:table-cell>
          <table:table-cell table:formula="of:=ROUND([.B30]*[.$C$1];0)" office:value-type="float" office:value="382139">
            <text:p>382139</text:p>
          </table:table-cell>
          <table:table-cell table:formula="of:=ROUND([.C30]*[.$D$1];0)" office:value-type="float" office:value="4650434">
            <text:p>465043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1]+1" office:value-type="date" office:date-value="2020-04-11">
            <text:p>11-Apr</text:p>
          </table:table-cell>
          <table:table-cell table:formula="of:=ROUND([.B31]*[.$C$1];0)" office:value-type="float" office:value="454363">
            <text:p>454363</text:p>
          </table:table-cell>
          <table:table-cell table:formula="of:=ROUND([.C31]*[.$D$1];0)" office:value-type="float" office:value="6045564">
            <text:p>604556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2]+1" office:value-type="date" office:date-value="2020-04-12">
            <text:p>12-Apr</text:p>
          </table:table-cell>
          <table:table-cell table:formula="of:=ROUND([.B32]*[.$C$1];0)" office:value-type="float" office:value="540238">
            <text:p>540238</text:p>
          </table:table-cell>
          <table:table-cell table:formula="of:=ROUND([.C32]*[.$D$1];0)" office:value-type="float" office:value="7859233">
            <text:p>785923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3]+1" office:value-type="date" office:date-value="2020-04-13">
            <text:p>13-Apr</text:p>
          </table:table-cell>
          <table:table-cell table:formula="of:=ROUND([.B33]*[.$C$1];0)" office:value-type="float" office:value="642343">
            <text:p>642343</text:p>
          </table:table-cell>
          <table:table-cell table:formula="of:=ROUND([.C33]*[.$D$1];0)" office:value-type="float" office:value="10217003">
            <text:p>1021700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4]+1" office:value-type="date" office:date-value="2020-04-14">
            <text:p>14-Apr</text:p>
          </table:table-cell>
          <table:table-cell table:formula="of:=ROUND([.B34]*[.$C$1];0)" office:value-type="float" office:value="763746">
            <text:p>763746</text:p>
          </table:table-cell>
          <table:table-cell table:formula="of:=ROUND([.C34]*[.$D$1];0)" office:value-type="float" office:value="13282104">
            <text:p>1328210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5]+1" office:value-type="date" office:date-value="2020-04-15">
            <text:p>15-Apr</text:p>
          </table:table-cell>
          <table:table-cell table:formula="of:=ROUND([.B35]*[.$C$1];0)" office:value-type="float" office:value="908094">
            <text:p>908094</text:p>
          </table:table-cell>
          <table:table-cell table:formula="of:=ROUND([.C35]*[.$D$1];0)" office:value-type="float" office:value="17266735">
            <text:p>17266735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6]+1" office:value-type="date" office:date-value="2020-04-16">
            <text:p>16-Apr</text:p>
          </table:table-cell>
          <table:table-cell table:formula="of:=ROUND([.B36]*[.$C$1];0)" office:value-type="float" office:value="1079724">
            <text:p>1079724</text:p>
          </table:table-cell>
          <table:table-cell table:formula="of:=ROUND([.C36]*[.$D$1];0)" office:value-type="float" office:value="22446756">
            <text:p>22446756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7]+1" office:value-type="date" office:date-value="2020-04-17">
            <text:p>17-Apr</text:p>
          </table:table-cell>
          <table:table-cell table:formula="of:=ROUND([.B37]*[.$C$1];0)" office:value-type="float" office:value="1283792">
            <text:p>1283792</text:p>
          </table:table-cell>
          <table:table-cell table:formula="of:=ROUND([.C37]*[.$D$1];0)" office:value-type="float" office:value="29180783">
            <text:p>2918078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8]+1" office:value-type="date" office:date-value="2020-04-18">
            <text:p>18-Apr</text:p>
          </table:table-cell>
          <table:table-cell table:formula="of:=ROUND([.B38]*[.$C$1];0)" office:value-type="float" office:value="1526429">
            <text:p>1526429</text:p>
          </table:table-cell>
          <table:table-cell table:formula="of:=ROUND([.C38]*[.$D$1];0)" office:value-type="float" office:value="37935018">
            <text:p>3793501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39]+1" office:value-type="date" office:date-value="2020-04-19">
            <text:p>19-Apr</text:p>
          </table:table-cell>
          <table:table-cell table:formula="of:=ROUND([.B39]*[.$C$1];0)" office:value-type="float" office:value="1814924">
            <text:p>1814924</text:p>
          </table:table-cell>
          <table:table-cell table:formula="of:=ROUND([.C39]*[.$D$1];0)" office:value-type="float" office:value="49315523">
            <text:p>4931552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0]+1" office:value-type="date" office:date-value="2020-04-20">
            <text:p>20-Apr</text:p>
          </table:table-cell>
          <table:table-cell table:formula="of:=ROUND([.B40]*[.$C$1];0)" office:value-type="float" office:value="2157945">
            <text:p>2157945</text:p>
          </table:table-cell>
          <table:table-cell table:formula="of:=ROUND([.C40]*[.$D$1];0)" office:value-type="float" office:value="64110180">
            <text:p>64110180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1]+1" office:value-type="date" office:date-value="2020-04-21">
            <text:p>21-Apr</text:p>
          </table:table-cell>
          <table:table-cell table:formula="of:=ROUND([.B41]*[.$C$1];0)" office:value-type="float" office:value="2565797">
            <text:p>2565797</text:p>
          </table:table-cell>
          <table:table-cell table:formula="of:=ROUND([.C41]*[.$D$1];0)" office:value-type="float" office:value="83343234">
            <text:p>8334323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2]+1" office:value-type="date" office:date-value="2020-04-22">
            <text:p>22-Apr</text:p>
          </table:table-cell>
          <table:table-cell table:formula="of:=ROUND([.B42]*[.$C$1];0)" office:value-type="float" office:value="3050733">
            <text:p>3050733</text:p>
          </table:table-cell>
          <table:table-cell table:formula="of:=ROUND([.C42]*[.$D$1];0)" office:value-type="float" office:value="108346204">
            <text:p>10834620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3]+1" office:value-type="date" office:date-value="2020-04-23">
            <text:p>23-Apr</text:p>
          </table:table-cell>
          <table:table-cell table:formula="of:=ROUND([.B43]*[.$C$1];0)" office:value-type="float" office:value="3627322">
            <text:p>3627322</text:p>
          </table:table-cell>
          <table:table-cell table:formula="of:=ROUND([.C43]*[.$D$1];0)" office:value-type="float" office:value="140850065">
            <text:p>140850065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4]+1" office:value-type="date" office:date-value="2020-04-24">
            <text:p>24-Apr</text:p>
          </table:table-cell>
          <table:table-cell table:formula="of:=ROUND([.B44]*[.$C$1];0)" office:value-type="float" office:value="4312886">
            <text:p>4312886</text:p>
          </table:table-cell>
          <table:table-cell table:formula="of:=ROUND([.C44]*[.$D$1];0)" office:value-type="float" office:value="183105085">
            <text:p>183105085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5]+1" office:value-type="date" office:date-value="2020-04-25">
            <text:p>25-Apr</text:p>
          </table:table-cell>
          <table:table-cell table:formula="of:=ROUND([.B45]*[.$C$1];0)" office:value-type="float" office:value="5128021">
            <text:p>5128021</text:p>
          </table:table-cell>
          <table:table-cell table:formula="of:=ROUND([.C45]*[.$D$1];0)" office:value-type="float" office:value="238036611">
            <text:p>238036611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6]+1" office:value-type="date" office:date-value="2020-04-26">
            <text:p>26-Apr</text:p>
          </table:table-cell>
          <table:table-cell table:formula="of:=ROUND([.B46]*[.$C$1];0)" office:value-type="float" office:value="6097217">
            <text:p>6097217</text:p>
          </table:table-cell>
          <table:table-cell table:formula="of:=ROUND([.C46]*[.$D$1];0)" office:value-type="float" office:value="309447594">
            <text:p>30944759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7]+1" office:value-type="date" office:date-value="2020-04-27">
            <text:p>27-Apr</text:p>
          </table:table-cell>
          <table:table-cell table:formula="of:=ROUND([.B47]*[.$C$1];0)" office:value-type="float" office:value="7249591">
            <text:p>7249591</text:p>
          </table:table-cell>
          <table:table-cell table:formula="of:=ROUND([.C47]*[.$D$1];0)" office:value-type="float" office:value="402281872">
            <text:p>402281872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8]+1" office:value-type="date" office:date-value="2020-04-28">
            <text:p>28-Apr</text:p>
          </table:table-cell>
          <table:table-cell table:formula="of:=ROUND([.B48]*[.$C$1];0)" office:value-type="float" office:value="8619764">
            <text:p>8619764</text:p>
          </table:table-cell>
          <table:table-cell table:formula="of:=ROUND([.C48]*[.$D$1];0)" office:value-type="float" office:value="522966434">
            <text:p>52296643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49]+1" office:value-type="date" office:date-value="2020-04-29">
            <text:p>29-Apr</text:p>
          </table:table-cell>
          <table:table-cell table:formula="of:=ROUND([.B49]*[.$C$1];0)" office:value-type="float" office:value="10248899">
            <text:p>10248899</text:p>
          </table:table-cell>
          <table:table-cell table:formula="of:=ROUND([.C49]*[.$D$1];0)" office:value-type="float" office:value="679856364">
            <text:p>679856364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0]+1" office:value-type="date" office:date-value="2020-04-30">
            <text:p>30-Apr</text:p>
          </table:table-cell>
          <table:table-cell table:formula="of:=ROUND([.B50]*[.$C$1];0)" office:value-type="float" office:value="12185941">
            <text:p>12185941</text:p>
          </table:table-cell>
          <table:table-cell table:formula="of:=ROUND([.C50]*[.$D$1];0)" office:value-type="float" office:value="883813273">
            <text:p>88381327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1]+1" office:value-type="date" office:date-value="2020-05-01">
            <text:p>1-May</text:p>
          </table:table-cell>
          <table:table-cell table:formula="of:=ROUND([.B51]*[.$C$1];0)" office:value-type="float" office:value="14489084">
            <text:p>14489084</text:p>
          </table:table-cell>
          <table:table-cell table:formula="of:=ROUND([.C51]*[.$D$1];0)" office:value-type="float" office:value="1148957255">
            <text:p>1148957255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2]+1" office:value-type="date" office:date-value="2020-05-02">
            <text:p>2-May</text:p>
          </table:table-cell>
          <table:table-cell table:formula="of:=ROUND([.B52]*[.$C$1];0)" office:value-type="float" office:value="17227521">
            <text:p>17227521</text:p>
          </table:table-cell>
          <table:table-cell table:formula="of:=ROUND([.C52]*[.$D$1];0)" office:value-type="float" office:value="1493644432">
            <text:p>1493644432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3]+1" office:value-type="date" office:date-value="2020-05-03">
            <text:p>3-May</text:p>
          </table:table-cell>
          <table:table-cell table:formula="of:=ROUND([.B53]*[.$C$1];0)" office:value-type="float" office:value="20483522">
            <text:p>20483522</text:p>
          </table:table-cell>
          <table:table-cell table:formula="of:=ROUND([.C53]*[.$D$1];0)" office:value-type="float" office:value="1941737762">
            <text:p>1941737762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4]+1" office:value-type="date" office:date-value="2020-05-04">
            <text:p>4-May</text:p>
          </table:table-cell>
          <table:table-cell table:formula="of:=ROUND([.B54]*[.$C$1];0)" office:value-type="float" office:value="24354908">
            <text:p>24354908</text:p>
          </table:table-cell>
          <table:table-cell table:formula="of:=ROUND([.C54]*[.$D$1];0)" office:value-type="float" office:value="2524259091">
            <text:p>2524259091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5]+1" office:value-type="date" office:date-value="2020-05-05">
            <text:p>5-May</text:p>
          </table:table-cell>
          <table:table-cell table:formula="of:=ROUND([.B55]*[.$C$1];0)" office:value-type="float" office:value="28957986">
            <text:p>28957986</text:p>
          </table:table-cell>
          <table:table-cell table:formula="of:=ROUND([.C55]*[.$D$1];0)" office:value-type="float" office:value="3281536818">
            <text:p>328153681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6]+1" office:value-type="date" office:date-value="2020-05-06">
            <text:p>6-May</text:p>
          </table:table-cell>
          <table:table-cell table:formula="of:=ROUND([.B56]*[.$C$1];0)" office:value-type="float" office:value="34431045">
            <text:p>34431045</text:p>
          </table:table-cell>
          <table:table-cell table:formula="of:=ROUND([.C56]*[.$D$1];0)" office:value-type="float" office:value="4265997863">
            <text:p>426599786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7]+1" office:value-type="date" office:date-value="2020-05-07">
            <text:p>7-May</text:p>
          </table:table-cell>
          <table:table-cell table:formula="of:=ROUND([.B57]*[.$C$1];0)" office:value-type="float" office:value="40938513">
            <text:p>40938513</text:p>
          </table:table-cell>
          <table:table-cell table:formula="of:=ROUND([.C57]*[.$D$1];0)" office:value-type="float" office:value="5545797222">
            <text:p>5545797222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8]+1" office:value-type="date" office:date-value="2020-05-08">
            <text:p>8-May</text:p>
          </table:table-cell>
          <table:table-cell table:formula="of:=ROUND([.B58]*[.$C$1];0)" office:value-type="float" office:value="48675892">
            <text:p>48675892</text:p>
          </table:table-cell>
          <table:table-cell table:formula="of:=ROUND([.C58]*[.$D$1];0)" office:value-type="float" office:value="7209536389">
            <text:p>7209536389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59]+1" office:value-type="date" office:date-value="2020-05-09">
            <text:p>9-May</text:p>
          </table:table-cell>
          <table:table-cell table:formula="of:=ROUND([.B59]*[.$C$1];0)" office:value-type="float" office:value="57875636">
            <text:p>57875636</text:p>
          </table:table-cell>
          <table:table-cell table:formula="of:=ROUND([.C59]*[.$D$1];0)" office:value-type="float" office:value="9372397306">
            <text:p>9372397306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0]+1" office:value-type="date" office:date-value="2020-05-10">
            <text:p>10-May</text:p>
          </table:table-cell>
          <table:table-cell table:formula="of:=ROUND([.B60]*[.$C$1];0)" office:value-type="float" office:value="68814131">
            <text:p>68814131</text:p>
          </table:table-cell>
          <table:table-cell table:formula="of:=ROUND([.C60]*[.$D$1];0)" office:value-type="float" office:value="12184116498">
            <text:p>1218411649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1]+1" office:value-type="date" office:date-value="2020-05-11">
            <text:p>11-May</text:p>
          </table:table-cell>
          <table:table-cell table:formula="of:=ROUND([.B61]*[.$C$1];0)" office:value-type="float" office:value="81820002">
            <text:p>81820002</text:p>
          </table:table-cell>
          <table:table-cell table:formula="of:=ROUND([.C61]*[.$D$1];0)" office:value-type="float" office:value="15839351447">
            <text:p>15839351447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2]+1" office:value-type="date" office:date-value="2020-05-12">
            <text:p>12-May</text:p>
          </table:table-cell>
          <table:table-cell table:formula="of:=ROUND([.B62]*[.$C$1];0)" office:value-type="float" office:value="97283982">
            <text:p>97283982</text:p>
          </table:table-cell>
          <table:table-cell table:formula="of:=ROUND([.C62]*[.$D$1];0)" office:value-type="float" office:value="20591156881">
            <text:p>20591156881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3]+1" office:value-type="date" office:date-value="2020-05-13">
            <text:p>13-May</text:p>
          </table:table-cell>
          <table:table-cell table:formula="of:=ROUND([.B63]*[.$C$1];0)" office:value-type="float" office:value="115670655">
            <text:p>115670655</text:p>
          </table:table-cell>
          <table:table-cell table:formula="of:=ROUND([.C63]*[.$D$1];0)" office:value-type="float" office:value="26768503945">
            <text:p>26768503945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4]+1" office:value-type="date" office:date-value="2020-05-14">
            <text:p>14-May</text:p>
          </table:table-cell>
          <table:table-cell table:formula="of:=ROUND([.B64]*[.$C$1];0)" office:value-type="float" office:value="137532409">
            <text:p>137532409</text:p>
          </table:table-cell>
          <table:table-cell table:formula="of:=ROUND([.C64]*[.$D$1];0)" office:value-type="float" office:value="34799055129">
            <text:p>34799055129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5]+1" office:value-type="date" office:date-value="2020-05-15">
            <text:p>15-May</text:p>
          </table:table-cell>
          <table:table-cell table:formula="of:=ROUND([.B65]*[.$C$1];0)" office:value-type="float" office:value="163526034">
            <text:p>163526034</text:p>
          </table:table-cell>
          <table:table-cell table:formula="of:=ROUND([.C65]*[.$D$1];0)" office:value-type="float" office:value="45238771668">
            <text:p>4523877166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6]+1" office:value-type="date" office:date-value="2020-05-16">
            <text:p>16-May</text:p>
          </table:table-cell>
          <table:table-cell table:formula="of:=ROUND([.B66]*[.$C$1];0)" office:value-type="float" office:value="194432454">
            <text:p>194432454</text:p>
          </table:table-cell>
          <table:table-cell table:formula="of:=ROUND([.C66]*[.$D$1];0)" office:value-type="float" office:value="58810403168">
            <text:p>5881040316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7]+1" office:value-type="date" office:date-value="2020-05-17">
            <text:p>17-May</text:p>
          </table:table-cell>
          <table:table-cell table:formula="of:=ROUND([.B67]*[.$C$1];0)" office:value-type="float" office:value="231180188">
            <text:p>231180188</text:p>
          </table:table-cell>
          <table:table-cell table:formula="of:=ROUND([.C67]*[.$D$1];0)" office:value-type="float" office:value="76453524118">
            <text:p>76453524118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>
          <table:table-cell table:style-name="ce1" table:formula="of:=[.A68]+1" office:value-type="date" office:date-value="2020-05-18">
            <text:p>18-May</text:p>
          </table:table-cell>
          <table:table-cell table:formula="of:=ROUND([.B68]*[.$C$1];0)" office:value-type="float" office:value="274873244">
            <text:p>274873244</text:p>
          </table:table-cell>
          <table:table-cell table:formula="of:=ROUND([.C68]*[.$D$1];0)" office:value-type="float" office:value="99389581353">
            <text:p>99389581353</text:p>
          </table:table-cell>
          <table:table-cell table:number-columns-repeated="3"/>
          <table:table-cell office:value-type="float" office:value="327000000">
            <text:p>327000000</text:p>
          </table:table-cell>
          <table:table-cell table:number-columns-repeated="1017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9">03/29/2020</text:date>, <text:time>19:0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3-29T19:08:30.65</dc:date>
    <dc:creator>Forrest Erickson</dc:creator>
    <meta:generator>OpenOffice.org/3.1$Win32 OpenOffice.org_project/310m19$Build-9420</meta:generator>
    <meta:editing-duration>PT11H53M34S</meta:editing-duration>
    <meta:editing-cycles>3</meta:editing-cycles>
    <meta:document-statistic meta:table-count="3" meta:cell-count="30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5000" number:language="en" number:country="US">
      <number:number number:min-integer-digits="1"/>
    </number:number-style>
    <number:date-style style:name="N5122" number:language="en" number:country="US">
      <number:day/>
      <number:text>-</number:text>
      <number:month number:textual="true"/>
    </number:date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3" style:family="chart">
      <style:chart-properties chart:interpolation="cubic-spline" chart:symbol-type="automatic" chart:auto-position="true" chart:auto-size="true" chart:spline-order="3"/>
    </style:style>
    <style:style style:name="ch4" style:family="chart" style:data-style-name="N5122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5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>
      <style:graphic-properties draw:stroke="solid" svg:stroke-width="0.026cm" svg:stroke-color="#878787"/>
    </style:style>
    <style:style style:name="ch7" style:family="chart">
      <style:chart-properties chart:symbol-type="automatic" chart:symbol-width="0.176cm" chart:symbol-height="0.176cm"/>
      <style:graphic-properties draw:stroke="solid" svg:stroke-width="0.079cm" svg:stroke-color="#4a7ebb" draw:fill-color="#4a7ebb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79cm" svg:stroke-color="#be4b48" draw:fill-color="#be4b48"/>
      <style:text-properties fo:font-size="6pt" style:font-size-asian="6pt" style:font-size-complex="6pt"/>
    </style:style>
    <style:style style:name="ch9" style:family="chart">
      <style:chart-properties chart:symbol-type="automatic" chart:symbol-width="0.176cm" chart:symbol-height="0.176cm"/>
      <style:graphic-properties draw:stroke="solid" svg:stroke-width="0.079cm" svg:stroke-color="#98b855" draw:fill-color="#98b855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8.839cm" svg:height="11.887cm" chart:class="chart:scatter" chart:column-mapping="1 3 2" chart:style-name="ch1">
        <chart:legend chart:legend-position="end" svg:x="14.608cm" svg:y="4.925cm" chart:style-name="ch2"/>
        <chart:plot-area chart:style-name="ch3" table:cell-range-address="Sheet1.A3:Sheet1.B69 Sheet1.A2:Sheet1.B2 Sheet1.G2:Sheet1.G69 Sheet1.D2:Sheet1.D69" chart:data-source-has-labels="row" svg:x="0.376cm" svg:y="0.237cm" svg:width="13.857cm" svg:height="11.17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69" chart:label-cell-address="Sheet1.B2:Sheet1.B2" chart:class="chart:scatter">
            <chart:domain table:cell-range-address="Sheet1.A3:Sheet1.A69"/>
            <chart:data-point chart:repeated="67"/>
          </chart:series>
          <chart:series chart:style-name="ch8" chart:values-cell-range-address="Sheet1.G3:Sheet1.G69" chart:label-cell-address="Sheet1.G2:Sheet1.G2" chart:class="chart:scatter">
            <chart:data-point chart:repeated="67"/>
          </chart:series>
          <chart:series chart:style-name="ch9" chart:values-cell-range-address="Sheet1.D3:Sheet1.D69" chart:label-cell-address="Sheet1.D2:Sheet1.D2" chart:class="chart:scatter">
            <chart:data-point chart:repeated="6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Projected growth r=1.189/Day</text:p>
              </table:table-cell>
              <table:table-cell office:value-type="string">
                <text:p text:id="Sheet1.G2:Sheet1.G2">Population of USA</text:p>
              </table:table-cell>
              <table:table-cell office:value-type="string">
                <text:p text:id="Sheet1.D2:Sheet1.D2">CDC Report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03">
                <text:p text:id="Sheet1.A3:Sheet1.A69">43903</text:p>
              </table:table-cell>
              <table:table-cell office:value-type="float" office:value="3000">
                <text:p text:id="Sheet1.B3:Sheet1.B69">3000</text:p>
              </table:table-cell>
              <table:table-cell office:value-type="float" office:value="327000000">
                <text:p text:id="Sheet1.G3:Sheet1.G69">327000000</text:p>
              </table:table-cell>
              <table:table-cell office:value-type="float" office:value="3000">
                <text:p text:id="Sheet1.D3:Sheet1.D69">3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04">
                <text:p>43904</text:p>
              </table:table-cell>
              <table:table-cell office:value-type="float" office:value="3567">
                <text:p>3567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5">
                <text:p>43905</text:p>
              </table:table-cell>
              <table:table-cell office:value-type="float" office:value="4241">
                <text:p>424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6">
                <text:p>43906</text:p>
              </table:table-cell>
              <table:table-cell office:value-type="float" office:value="5043">
                <text:p>504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7">
                <text:p>43907</text:p>
              </table:table-cell>
              <table:table-cell office:value-type="float" office:value="5996">
                <text:p>5996</text:p>
              </table:table-cell>
              <table:table-cell office:value-type="float" office:value="327000000">
                <text:p>327000000</text:p>
              </table:table-cell>
              <table:table-cell office:value-type="float" office:value="5800">
                <text:p>58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8">
                <text:p>43908</text:p>
              </table:table-cell>
              <table:table-cell office:value-type="float" office:value="7129">
                <text:p>7129</text:p>
              </table:table-cell>
              <table:table-cell office:value-type="float" office:value="327000000">
                <text:p>327000000</text:p>
              </table:table-cell>
              <table:table-cell office:value-type="float" office:value="7036">
                <text:p>70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9">
                <text:p>43909</text:p>
              </table:table-cell>
              <table:table-cell office:value-type="float" office:value="8476">
                <text:p>8476</text:p>
              </table:table-cell>
              <table:table-cell office:value-type="float" office:value="327000000">
                <text:p>327000000</text:p>
              </table:table-cell>
              <table:table-cell office:value-type="float" office:value="10442">
                <text:p>104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10">
                <text:p>43910</text:p>
              </table:table-cell>
              <table:table-cell office:value-type="float" office:value="10078">
                <text:p>10078</text:p>
              </table:table-cell>
              <table:table-cell office:value-type="float" office:value="327000000">
                <text:p>327000000</text:p>
              </table:table-cell>
              <table:table-cell office:value-type="float" office:value="15219">
                <text:p>152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11">
                <text:p>43911</text:p>
              </table:table-cell>
              <table:table-cell office:value-type="float" office:value="11983">
                <text:p>1198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12">
                <text:p>43912</text:p>
              </table:table-cell>
              <table:table-cell office:value-type="float" office:value="14248">
                <text:p>1424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13">
                <text:p>43913</text:p>
              </table:table-cell>
              <table:table-cell office:value-type="float" office:value="16941">
                <text:p>16941</text:p>
              </table:table-cell>
              <table:table-cell office:value-type="float" office:value="327000000">
                <text:p>327000000</text:p>
              </table:table-cell>
              <table:table-cell office:value-type="float" office:value="33404">
                <text:p>334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14">
                <text:p>43914</text:p>
              </table:table-cell>
              <table:table-cell office:value-type="float" office:value="20143">
                <text:p>20143</text:p>
              </table:table-cell>
              <table:table-cell office:value-type="float" office:value="327000000">
                <text:p>327000000</text:p>
              </table:table-cell>
              <table:table-cell office:value-type="float" office:value="44183">
                <text:p>441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5">
                <text:p>43915</text:p>
              </table:table-cell>
              <table:table-cell office:value-type="float" office:value="23950">
                <text:p>23950</text:p>
              </table:table-cell>
              <table:table-cell office:value-type="float" office:value="327000000">
                <text:p>327000000</text:p>
              </table:table-cell>
              <table:table-cell office:value-type="float" office:value="54453">
                <text:p>544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6">
                <text:p>43916</text:p>
              </table:table-cell>
              <table:table-cell office:value-type="float" office:value="28477">
                <text:p>28477</text:p>
              </table:table-cell>
              <table:table-cell office:value-type="float" office:value="327000000">
                <text:p>327000000</text:p>
              </table:table-cell>
              <table:table-cell office:value-type="float" office:value="68440">
                <text:p>684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7">
                <text:p>43917</text:p>
              </table:table-cell>
              <table:table-cell office:value-type="float" office:value="33859">
                <text:p>33859</text:p>
              </table:table-cell>
              <table:table-cell office:value-type="float" office:value="327000000">
                <text:p>327000000</text:p>
              </table:table-cell>
              <table:table-cell office:value-type="float" office:value="85356">
                <text:p>853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8">
                <text:p>43918</text:p>
              </table:table-cell>
              <table:table-cell office:value-type="float" office:value="40258">
                <text:p>4025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9">
                <text:p>43919</text:p>
              </table:table-cell>
              <table:table-cell office:value-type="float" office:value="47867">
                <text:p>47867</text:p>
              </table:table-cell>
              <table:table-cell office:value-type="float" office:value="327000000">
                <text:p>327000000</text:p>
              </table:table-cell>
              <table:table-cell office:value-type="float" office:value="135000">
                <text:p>135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20">
                <text:p>43920</text:p>
              </table:table-cell>
              <table:table-cell office:value-type="float" office:value="56914">
                <text:p>5691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21">
                <text:p>43921</text:p>
              </table:table-cell>
              <table:table-cell office:value-type="float" office:value="67671">
                <text:p>6767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922">
                <text:p>43922</text:p>
              </table:table-cell>
              <table:table-cell office:value-type="float" office:value="80461">
                <text:p>8046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23">
                <text:p>43923</text:p>
              </table:table-cell>
              <table:table-cell office:value-type="float" office:value="95668">
                <text:p>9566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924">
                <text:p>43924</text:p>
              </table:table-cell>
              <table:table-cell office:value-type="float" office:value="113749">
                <text:p>113749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925">
                <text:p>43925</text:p>
              </table:table-cell>
              <table:table-cell office:value-type="float" office:value="135248">
                <text:p>13524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926">
                <text:p>43926</text:p>
              </table:table-cell>
              <table:table-cell office:value-type="float" office:value="160810">
                <text:p>160810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927">
                <text:p>43927</text:p>
              </table:table-cell>
              <table:table-cell office:value-type="float" office:value="191203">
                <text:p>19120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928">
                <text:p>43928</text:p>
              </table:table-cell>
              <table:table-cell office:value-type="float" office:value="227340">
                <text:p>227340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929">
                <text:p>43929</text:p>
              </table:table-cell>
              <table:table-cell office:value-type="float" office:value="270307">
                <text:p>270307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930">
                <text:p>43930</text:p>
              </table:table-cell>
              <table:table-cell office:value-type="float" office:value="321395">
                <text:p>321395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931">
                <text:p>43931</text:p>
              </table:table-cell>
              <table:table-cell office:value-type="float" office:value="382139">
                <text:p>382139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932">
                <text:p>43932</text:p>
              </table:table-cell>
              <table:table-cell office:value-type="float" office:value="454363">
                <text:p>45436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933">
                <text:p>43933</text:p>
              </table:table-cell>
              <table:table-cell office:value-type="float" office:value="540238">
                <text:p>54023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934">
                <text:p>43934</text:p>
              </table:table-cell>
              <table:table-cell office:value-type="float" office:value="642343">
                <text:p>64234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935">
                <text:p>43935</text:p>
              </table:table-cell>
              <table:table-cell office:value-type="float" office:value="763746">
                <text:p>763746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936">
                <text:p>43936</text:p>
              </table:table-cell>
              <table:table-cell office:value-type="float" office:value="908094">
                <text:p>90809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937">
                <text:p>43937</text:p>
              </table:table-cell>
              <table:table-cell office:value-type="float" office:value="1079724">
                <text:p>107972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938">
                <text:p>43938</text:p>
              </table:table-cell>
              <table:table-cell office:value-type="float" office:value="1283792">
                <text:p>1283792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939">
                <text:p>43939</text:p>
              </table:table-cell>
              <table:table-cell office:value-type="float" office:value="1526429">
                <text:p>1526429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940">
                <text:p>43940</text:p>
              </table:table-cell>
              <table:table-cell office:value-type="float" office:value="1814924">
                <text:p>181492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941">
                <text:p>43941</text:p>
              </table:table-cell>
              <table:table-cell office:value-type="float" office:value="2157945">
                <text:p>2157945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942">
                <text:p>43942</text:p>
              </table:table-cell>
              <table:table-cell office:value-type="float" office:value="2565797">
                <text:p>2565797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943">
                <text:p>43943</text:p>
              </table:table-cell>
              <table:table-cell office:value-type="float" office:value="3050733">
                <text:p>305073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944">
                <text:p>43944</text:p>
              </table:table-cell>
              <table:table-cell office:value-type="float" office:value="3627322">
                <text:p>3627322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945">
                <text:p>43945</text:p>
              </table:table-cell>
              <table:table-cell office:value-type="float" office:value="4312886">
                <text:p>4312886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946">
                <text:p>43946</text:p>
              </table:table-cell>
              <table:table-cell office:value-type="float" office:value="5128021">
                <text:p>512802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947">
                <text:p>43947</text:p>
              </table:table-cell>
              <table:table-cell office:value-type="float" office:value="6097217">
                <text:p>6097217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948">
                <text:p>43948</text:p>
              </table:table-cell>
              <table:table-cell office:value-type="float" office:value="7249591">
                <text:p>724959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949">
                <text:p>43949</text:p>
              </table:table-cell>
              <table:table-cell office:value-type="float" office:value="8619764">
                <text:p>861976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950">
                <text:p>43950</text:p>
              </table:table-cell>
              <table:table-cell office:value-type="float" office:value="10248899">
                <text:p>10248899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951">
                <text:p>43951</text:p>
              </table:table-cell>
              <table:table-cell office:value-type="float" office:value="12185941">
                <text:p>1218594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952">
                <text:p>43952</text:p>
              </table:table-cell>
              <table:table-cell office:value-type="float" office:value="14489084">
                <text:p>1448908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953">
                <text:p>43953</text:p>
              </table:table-cell>
              <table:table-cell office:value-type="float" office:value="17227521">
                <text:p>1722752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954">
                <text:p>43954</text:p>
              </table:table-cell>
              <table:table-cell office:value-type="float" office:value="20483522">
                <text:p>20483522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955">
                <text:p>43955</text:p>
              </table:table-cell>
              <table:table-cell office:value-type="float" office:value="24354908">
                <text:p>2435490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956">
                <text:p>43956</text:p>
              </table:table-cell>
              <table:table-cell office:value-type="float" office:value="28957986">
                <text:p>28957986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957">
                <text:p>43957</text:p>
              </table:table-cell>
              <table:table-cell office:value-type="float" office:value="34431045">
                <text:p>34431045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958">
                <text:p>43958</text:p>
              </table:table-cell>
              <table:table-cell office:value-type="float" office:value="40938513">
                <text:p>40938513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959">
                <text:p>43959</text:p>
              </table:table-cell>
              <table:table-cell office:value-type="float" office:value="48675892">
                <text:p>48675892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960">
                <text:p>43960</text:p>
              </table:table-cell>
              <table:table-cell office:value-type="float" office:value="57875636">
                <text:p>57875636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961">
                <text:p>43961</text:p>
              </table:table-cell>
              <table:table-cell office:value-type="float" office:value="68814131">
                <text:p>68814131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962">
                <text:p>43962</text:p>
              </table:table-cell>
              <table:table-cell office:value-type="float" office:value="81820002">
                <text:p>81820002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963">
                <text:p>43963</text:p>
              </table:table-cell>
              <table:table-cell office:value-type="float" office:value="97283982">
                <text:p>97283982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964">
                <text:p>43964</text:p>
              </table:table-cell>
              <table:table-cell office:value-type="float" office:value="115670655">
                <text:p>115670655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965">
                <text:p>43965</text:p>
              </table:table-cell>
              <table:table-cell office:value-type="float" office:value="137532409">
                <text:p>137532409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966">
                <text:p>43966</text:p>
              </table:table-cell>
              <table:table-cell office:value-type="float" office:value="163526034">
                <text:p>16352603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967">
                <text:p>43967</text:p>
              </table:table-cell>
              <table:table-cell office:value-type="float" office:value="194432454">
                <text:p>19443245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968">
                <text:p>43968</text:p>
              </table:table-cell>
              <table:table-cell office:value-type="float" office:value="231180188">
                <text:p>231180188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969">
                <text:p>43969</text:p>
              </table:table-cell>
              <table:table-cell office:value-type="float" office:value="274873244">
                <text:p>274873244</text:p>
              </table:table-cell>
              <table:table-cell office:value-type="float" office:value="327000000">
                <text:p>327000000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5000" number:language="en" number:country="US">
      <number:number number:min-integer-digits="1"/>
    </number:number-style>
    <number:date-style style:name="N5122" number:language="en" number:country="US">
      <number:day/>
      <number:text>-</number:text>
      <number:month number:textual="true"/>
    </number:date-style>
    <style:style style:name="ch1" style:family="chart">
      <style:graphic-properties draw:stroke="solid" svg:stroke-width="0.026cm" svg:stroke-color="#878787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terpolation="cubic-spline" chart:symbol-type="automatic" chart:auto-position="true" chart:auto-size="true" chart:spline-order="3"/>
    </style:style>
    <style:style style:name="ch5" style:family="chart" style:data-style-name="N5122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chart-properties style:rotation-angle="0" style:direction="ltr"/>
      <style:text-properties fo:color="#000000" style:text-line-through-style="none" fo:font-family="Calibr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8" style:family="chart">
      <style:graphic-properties draw:stroke="solid" svg:stroke-width="0.026cm" svg:stroke-color="#878787"/>
    </style:style>
    <style:style style:name="ch9" style:family="chart">
      <style:chart-properties chart:symbol-type="automatic" chart:symbol-width="0.176cm" chart:symbol-height="0.176cm"/>
      <style:graphic-properties draw:stroke="solid" svg:stroke-width="0.079cm" svg:stroke-color="#4a7ebb" draw:fill-color="#4a7ebb"/>
      <style:text-properties fo:font-size="6pt" style:font-size-asian="6pt" style:font-size-complex="6pt"/>
    </style:style>
    <style:style style:name="ch10" style:family="chart">
      <style:chart-properties chart:symbol-type="automatic" chart:symbol-width="0.176cm" chart:symbol-height="0.176cm" chart:data-label-number="none" chart:data-label-text="true" chart:data-label-symbol="false" chart:label-position="right">
        <chart:label-separator>
          <text:p>; </text:p>
        </chart:label-separator>
      </style:chart-properties>
      <style:graphic-properties draw:stroke="solid" svg:stroke-width="0.079cm" svg:stroke-color="#be4b48" draw:fill-color="#be4b48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11" style:family="chart">
      <style:chart-properties chart:symbol-type="automatic" chart:symbol-width="0.176cm" chart:symbol-height="0.176cm"/>
      <style:graphic-properties draw:stroke="solid" svg:stroke-width="0.079cm" svg:stroke-color="#98b855" draw:fill-color="#98b855"/>
      <style:text-properties fo:font-size="6pt" style:font-size-asian="6pt" style:font-size-complex="6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9.554cm" svg:height="11.315cm" chart:class="chart:scatter" chart:column-mapping="1 3 2" chart:style-name="ch1">
        <chart:title svg:x="3.096cm" svg:y="0.227cm" chart:style-name="ch2">
          <text:p>Exponential Model vs.  CDC Confirmed</text:p>
        </chart:title>
        <chart:legend chart:legend-position="end" svg:x="15.52cm" svg:y="4.441cm" chart:style-name="ch3"/>
        <chart:plot-area chart:style-name="ch4" table:cell-range-address="Sheet1.A3:Sheet1.C21 Sheet1.A2:Sheet1.C2 Sheet1.D2:Sheet1.D21" chart:data-source-has-labels="row" svg:x="0.581cm" svg:y="1.326cm" svg:width="14.549cm" svg:height="9.537cm">
          <chart:axis chart:dimension="x" chart:name="primary-x" chart:style-name="ch5"/>
          <chart:axis chart:dimension="y" chart:name="primary-y" chart:style-name="ch6">
            <chart:title svg:x="0.207cm" svg:y="5.618cm" chart:style-name="ch7">
              <text:p>Reported by CDC 
(or Johns Hopkins)</text:p>
            </chart:title>
            <chart:grid chart:style-name="ch8" chart:class="major"/>
          </chart:axis>
          <chart:series chart:style-name="ch9" chart:values-cell-range-address="Sheet1.B3:Sheet1.B21" chart:label-cell-address="Sheet1.B2:Sheet1.B2" chart:class="chart:scatter">
            <chart:domain table:cell-range-address="Sheet1.A3:Sheet1.A21"/>
            <chart:data-point chart:repeated="19"/>
          </chart:series>
          <chart:series chart:style-name="ch10" chart:values-cell-range-address="Sheet1.D3:Sheet1.D21" chart:label-cell-address="Sheet1.D2:Sheet1.D2" chart:class="chart:scatter">
            <chart:data-point chart:repeated="19"/>
          </chart:series>
          <chart:series chart:style-name="ch11" chart:values-cell-range-address="Sheet1.C3:Sheet1.C21" chart:label-cell-address="Sheet1.C2:Sheet1.C2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2:Sheet1.B2">Projected growth r=1.189/Day</text:p>
              </table:table-cell>
              <table:table-cell office:value-type="string">
                <text:p text:id="Sheet1.D2:Sheet1.D2">CDC Reported</text:p>
              </table:table-cell>
              <table:table-cell office:value-type="string">
                <text:p text:id="Sheet1.C2:Sheet1.C2">Projected growth r=1.3/Da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03">
                <text:p text:id="Sheet1.A3:Sheet1.A21">43903</text:p>
              </table:table-cell>
              <table:table-cell office:value-type="float" office:value="3000">
                <text:p text:id="Sheet1.B3:Sheet1.B21">3000</text:p>
              </table:table-cell>
              <table:table-cell office:value-type="float" office:value="3000">
                <text:p text:id="Sheet1.D3:Sheet1.D21">3000</text:p>
              </table:table-cell>
              <table:table-cell office:value-type="float" office:value="3000">
                <text:p text:id="Sheet1.C3:Sheet1.C21">3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04">
                <text:p>43904</text:p>
              </table:table-cell>
              <table:table-cell office:value-type="float" office:value="3567">
                <text:p>3567</text:p>
              </table:table-cell>
              <table:table-cell office:value-type="float" office:value="1.#NAN">
                <text:p>1.#NAN</text:p>
              </table:table-cell>
              <table:table-cell office:value-type="float" office:value="3900">
                <text:p>39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5">
                <text:p>43905</text:p>
              </table:table-cell>
              <table:table-cell office:value-type="float" office:value="4241">
                <text:p>4241</text:p>
              </table:table-cell>
              <table:table-cell office:value-type="float" office:value="1.#NAN">
                <text:p>1.#NAN</text:p>
              </table:table-cell>
              <table:table-cell office:value-type="float" office:value="5070">
                <text:p>50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6">
                <text:p>43906</text:p>
              </table:table-cell>
              <table:table-cell office:value-type="float" office:value="5043">
                <text:p>5043</text:p>
              </table:table-cell>
              <table:table-cell office:value-type="float" office:value="1.#NAN">
                <text:p>1.#NAN</text:p>
              </table:table-cell>
              <table:table-cell office:value-type="float" office:value="6591">
                <text:p>65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7">
                <text:p>43907</text:p>
              </table:table-cell>
              <table:table-cell office:value-type="float" office:value="5996">
                <text:p>5996</text:p>
              </table:table-cell>
              <table:table-cell office:value-type="float" office:value="5800">
                <text:p>5800</text:p>
              </table:table-cell>
              <table:table-cell office:value-type="float" office:value="8568">
                <text:p>85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8">
                <text:p>43908</text:p>
              </table:table-cell>
              <table:table-cell office:value-type="float" office:value="7129">
                <text:p>7129</text:p>
              </table:table-cell>
              <table:table-cell office:value-type="float" office:value="7036">
                <text:p>7036</text:p>
              </table:table-cell>
              <table:table-cell office:value-type="float" office:value="11138">
                <text:p>11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9">
                <text:p>43909</text:p>
              </table:table-cell>
              <table:table-cell office:value-type="float" office:value="8476">
                <text:p>8476</text:p>
              </table:table-cell>
              <table:table-cell office:value-type="float" office:value="10442">
                <text:p>10442</text:p>
              </table:table-cell>
              <table:table-cell office:value-type="float" office:value="14479">
                <text:p>144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10">
                <text:p>43910</text:p>
              </table:table-cell>
              <table:table-cell office:value-type="float" office:value="10078">
                <text:p>10078</text:p>
              </table:table-cell>
              <table:table-cell office:value-type="float" office:value="15219">
                <text:p>15219</text:p>
              </table:table-cell>
              <table:table-cell office:value-type="float" office:value="18823">
                <text:p>188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11">
                <text:p>43911</text:p>
              </table:table-cell>
              <table:table-cell office:value-type="float" office:value="11983">
                <text:p>11983</text:p>
              </table:table-cell>
              <table:table-cell office:value-type="float" office:value="1.#NAN">
                <text:p>1.#NAN</text:p>
              </table:table-cell>
              <table:table-cell office:value-type="float" office:value="24470">
                <text:p>244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12">
                <text:p>43912</text:p>
              </table:table-cell>
              <table:table-cell office:value-type="float" office:value="14248">
                <text:p>14248</text:p>
              </table:table-cell>
              <table:table-cell office:value-type="float" office:value="1.#NAN">
                <text:p>1.#NAN</text:p>
              </table:table-cell>
              <table:table-cell office:value-type="float" office:value="31811">
                <text:p>318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13">
                <text:p>43913</text:p>
              </table:table-cell>
              <table:table-cell office:value-type="float" office:value="16941">
                <text:p>16941</text:p>
              </table:table-cell>
              <table:table-cell office:value-type="float" office:value="33404">
                <text:p>33404</text:p>
              </table:table-cell>
              <table:table-cell office:value-type="float" office:value="41354">
                <text:p>413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14">
                <text:p>43914</text:p>
              </table:table-cell>
              <table:table-cell office:value-type="float" office:value="20143">
                <text:p>20143</text:p>
              </table:table-cell>
              <table:table-cell office:value-type="float" office:value="44183">
                <text:p>44183</text:p>
              </table:table-cell>
              <table:table-cell office:value-type="float" office:value="53760">
                <text:p>537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5">
                <text:p>43915</text:p>
              </table:table-cell>
              <table:table-cell office:value-type="float" office:value="23950">
                <text:p>23950</text:p>
              </table:table-cell>
              <table:table-cell office:value-type="float" office:value="54453">
                <text:p>54453</text:p>
              </table:table-cell>
              <table:table-cell office:value-type="float" office:value="69888">
                <text:p>698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6">
                <text:p>43916</text:p>
              </table:table-cell>
              <table:table-cell office:value-type="float" office:value="28477">
                <text:p>28477</text:p>
              </table:table-cell>
              <table:table-cell office:value-type="float" office:value="68440">
                <text:p>68440</text:p>
              </table:table-cell>
              <table:table-cell office:value-type="float" office:value="90854">
                <text:p>908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7">
                <text:p>43917</text:p>
              </table:table-cell>
              <table:table-cell office:value-type="float" office:value="33859">
                <text:p>33859</text:p>
              </table:table-cell>
              <table:table-cell office:value-type="float" office:value="85356">
                <text:p>85356</text:p>
              </table:table-cell>
              <table:table-cell office:value-type="float" office:value="118110">
                <text:p>1181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8">
                <text:p>43918</text:p>
              </table:table-cell>
              <table:table-cell office:value-type="float" office:value="40258">
                <text:p>40258</text:p>
              </table:table-cell>
              <table:table-cell office:value-type="float" office:value="1.#NAN">
                <text:p>1.#NAN</text:p>
              </table:table-cell>
              <table:table-cell office:value-type="float" office:value="153543">
                <text:p>1535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919">
                <text:p>43919</text:p>
              </table:table-cell>
              <table:table-cell office:value-type="float" office:value="47867">
                <text:p>47867</text:p>
              </table:table-cell>
              <table:table-cell office:value-type="float" office:value="135000">
                <text:p>135000</text:p>
              </table:table-cell>
              <table:table-cell office:value-type="float" office:value="199606">
                <text:p>1996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920">
                <text:p>43920</text:p>
              </table:table-cell>
              <table:table-cell office:value-type="float" office:value="56914">
                <text:p>56914</text:p>
              </table:table-cell>
              <table:table-cell office:value-type="float" office:value="1.#NAN">
                <text:p>1.#NAN</text:p>
              </table:table-cell>
              <table:table-cell office:value-type="float" office:value="259488">
                <text:p>2594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921">
                <text:p>43921</text:p>
              </table:table-cell>
              <table:table-cell office:value-type="float" office:value="67671">
                <text:p>67671</text:p>
              </table:table-cell>
              <table:table-cell office:value-type="float" office:value="1.#NAN">
                <text:p>1.#NAN</text:p>
              </table:table-cell>
              <table:table-cell office:value-type="float" office:value="337334">
                <text:p>33733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5000" number:language="en" number:country="US">
      <number:number number:min-integer-digits="1"/>
    </number:number-style>
    <number:date-style style:name="N5122" number:language="en" number:country="US">
      <number:day/>
      <number:text>-</number:text>
      <number:month number:textual="true"/>
    </number:date-style>
    <style:style style:name="ch1" style:family="chart">
      <style:graphic-properties draw:stroke="solid" svg:stroke-width="0.026cm" svg:stroke-color="#878787" draw:fill="solid" draw:fill-color="#ffffff"/>
    </style:style>
    <style:style style:name="ch2" style:family="chart">
      <style:chart-properties chart:auto-position="true" style:rotation-angle="0" style:direction="ltr"/>
      <style:text-properties fo:color="#000000" style:text-line-through-style="none" fo:font-family="Calibri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terpolation="cubic-spline" chart:symbol-type="automatic" chart:auto-position="true" chart:auto-size="true" chart:spline-order="3" chart:data-label-number="value" chart:data-label-text="true" chart:data-label-symbol="false"/>
    </style:style>
    <style:style style:name="ch5" style:family="chart" style:data-style-name="N5122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500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.026cm" svg:stroke-color="#878787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chart-properties chart:auto-position="true" style:rotation-angle="0" style:direction="ltr"/>
      <style:text-properties fo:color="#000000" style:text-line-through-style="none" fo:font-family="Calibr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8" style:family="chart">
      <style:graphic-properties draw:stroke="solid" svg:stroke-width="0.026cm" svg:stroke-color="#878787"/>
    </style:style>
    <style:style style:name="ch9" style:family="chart">
      <style:chart-properties chart:symbol-type="automatic" chart:symbol-width="0.176cm" chart:symbol-height="0.176cm" chart:data-label-number="value" chart:data-label-text="true" chart:data-label-symbol="false" chart:label-position="right">
        <chart:label-separator>
          <text:p>; </text:p>
        </chart:label-separator>
      </style:chart-properties>
      <style:graphic-properties draw:stroke="solid" svg:stroke-width="0.079cm" svg:stroke-color="#7d5fa0" draw:fill-color="#7d5fa0"/>
      <style:text-properties fo:color="#000000" style:text-line-through-style="none" fo:font-family="Calibr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395cm" svg:height="11.315cm" chart:class="chart:scatter" chart:style-name="ch1">
        <chart:title svg:x="5.503cm" svg:y="0.227cm" chart:style-name="ch2">
          <text:p>CDC Confirmed DEATHS</text:p>
        </chart:title>
        <chart:legend chart:legend-position="end" svg:x="16.132cm" svg:y="5.306cm" chart:style-name="ch3"/>
        <chart:plot-area chart:style-name="ch4" table:cell-range-address="Sheet1.A3:Sheet1.A18 Sheet1.E2:Sheet1.E18" chart:data-source-has-labels="row" svg:x="0.573cm" svg:y="1.326cm" svg:width="15.173cm" svg:height="9.537cm">
          <chart:axis chart:dimension="x" chart:name="primary-x" chart:style-name="ch5"/>
          <chart:axis chart:dimension="y" chart:name="primary-y" chart:style-name="ch6">
            <chart:title svg:x="0.388cm" svg:y="5.856cm" chart:style-name="ch7">
              <text:p>Reported by CDC</text:p>
            </chart:title>
            <chart:grid chart:style-name="ch8" chart:class="major"/>
          </chart:axis>
          <chart:series chart:style-name="ch9" chart:values-cell-range-address="Sheet1.E3:Sheet1.E18" chart:label-cell-address="Sheet1.E2:Sheet1.E2" chart:class="chart:scatter">
            <chart:domain table:cell-range-address="Sheet1.A3:Sheet1.A18"/>
            <chart:data-point chart:repeated="1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E2:Sheet1.E2">CDC Death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03">
                <text:p text:id="Sheet1.A3:Sheet1.A18">43903</text:p>
              </table:table-cell>
              <table:table-cell office:value-type="float" office:value="1.#NAN">
                <text:p text:id="Sheet1.E3:Sheet1.E18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04">
                <text:p>439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5">
                <text:p>439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6">
                <text:p>4390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07">
                <text:p>439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08">
                <text:p>4390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09">
                <text:p>439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10">
                <text:p>439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11">
                <text:p>439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12">
                <text:p>439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13">
                <text:p>4391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14">
                <text:p>43914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5">
                <text:p>43915</text:p>
              </table:table-cell>
              <table:table-cell office:value-type="float" office:value="737">
                <text:p>7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6">
                <text:p>43916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17">
                <text:p>43917</text:p>
              </table:table-cell>
              <table:table-cell office:value-type="float" office:value="1246">
                <text:p>1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918">
                <text:p>43918</text:p>
              </table:table-cell>
              <table:table-cell office:value-type="float" office:value="2000">
                <text:p>2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percentage-style style:name="N5011" number:language="en" number:country="US">
      <number:number number:decimal-places="2" number:min-integer-digits="1"/>
      <number:text>%</number:text>
    </number:percentage-style>
    <number:date-style style:name="N5122" number:language="en" number:country="US">
      <number:day/>
      <number:text>-</number:text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5122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501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symbol-type="named-symbol" chart:symbol-name="arrow-right" chart:symbol-width="0.25cm" chart:symbol-height="0.25cm"/>
      <style:graphic-properties draw:stroke="solid" svg:stroke-width="0.088cm" svg:stroke-color="#7e0021" draw:fill-color="#7e0021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9.222cm" svg:height="11.962cm" chart:class="chart:scatter" chart:style-name="ch1">
        <chart:title svg:x="6.489cm" svg:y="0.24cm" chart:style-name="ch2">
          <text:p>COVID-19 Mortality Rate in USA</text:p>
        </chart:title>
        <chart:plot-area chart:style-name="ch3" table:cell-range-address="Sheet1.A2:Sheet1.A2 Sheet1.A6:Sheet1.A19 Sheet1.F2:Sheet1.F2 Sheet1.F6:Sheet1.F19" chart:data-source-has-labels="row" svg:x="0.567cm" svg:y="0.982cm" svg:width="18.271cm" svg:height="10.741cm">
          <chart:axis chart:dimension="x" chart:name="primary-x" chart:style-name="ch4"/>
          <chart:axis chart:dimension="y" chart:name="primary-y" chart:style-name="ch5">
            <chart:title svg:x="0.385cm" svg:y="9.435cm" chart:style-name="ch6">
              <text:p>Reported deaths over reported cases *100</text:p>
            </chart:title>
            <chart:grid chart:style-name="ch7" chart:class="major"/>
          </chart:axis>
          <chart:series chart:style-name="ch8" chart:values-cell-range-address="Sheet1.F6:Sheet1.F19" chart:label-cell-address="Sheet1.F2:Sheet1.F2" chart:class="chart:scatter">
            <chart:domain table:cell-range-address="Sheet1.A6:Sheet1.A19"/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2:Sheet1.F2">Mortality/reported%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906">
                <text:p text:id="Sheet1.A6:Sheet1.A19">43906</text:p>
              </table:table-cell>
              <table:table-cell office:value-type="float" office:value="1.#NAN">
                <text:p text:id="Sheet1.F6:Sheet1.F19"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907">
                <text:p>439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908">
                <text:p>43908</text:p>
              </table:table-cell>
              <table:table-cell office:value-type="float" office:value="0.0137862421830586">
                <text:p>0.01378624218305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909">
                <text:p>43909</text:p>
              </table:table-cell>
              <table:table-cell office:value-type="float" office:value="0.0143650641639533">
                <text:p>0.01436506416395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910">
                <text:p>43910</text:p>
              </table:table-cell>
              <table:table-cell office:value-type="float" office:value="0.0132071752414745">
                <text:p>0.01320717524147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911">
                <text:p>4391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912">
                <text:p>4391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913">
                <text:p>43913</text:p>
              </table:table-cell>
              <table:table-cell office:value-type="float" office:value="0.0119746138187043">
                <text:p>0.01197461381870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914">
                <text:p>43914</text:p>
              </table:table-cell>
              <table:table-cell office:value-type="float" office:value="0.012312427856868">
                <text:p>0.0123124278568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915">
                <text:p>43915</text:p>
              </table:table-cell>
              <table:table-cell office:value-type="float" office:value="0.0135346078269333">
                <text:p>0.0135346078269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916">
                <text:p>43916</text:p>
              </table:table-cell>
              <table:table-cell office:value-type="float" office:value="0.0145236703682057">
                <text:p>0.01452367036820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917">
                <text:p>43917</text:p>
              </table:table-cell>
              <table:table-cell office:value-type="float" office:value="0.0145976849899246">
                <text:p>0.01459768498992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918">
                <text:p>439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919">
                <text:p>43919</text:p>
              </table:table-cell>
              <table:table-cell office:value-type="float" office:value="0.017037037037037">
                <text:p>0.017037037037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